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[$26_24.$J$1]" style:apply-style-name="Good" style:base-cell-address="26_24.B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6_24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formula="of:=IF([.B1]&lt;=[.J$1]; 1; 0)" office:value-type="float" office:value="1" calcext:value-type="float">
            <text:p>1</text:p>
          </table:table-cell>
          <table:table-cell table:number-columns-repeated="6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IF([.B2]&lt;=[.J$1]; 1; 0)" office:value-type="float" office:value="1" calcext:value-type="float">
            <text:p>1</text:p>
          </table:table-cell>
          <table:table-cell table:number-columns-repeated="7"/>
          <table:table-cell table:formula="of:=SUM([.C:.C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IF([.B3]&lt;=[.J$1]; 1; 0)" office:value-type="float" office:value="1" calcext:value-type="float">
            <text:p>1</text:p>
          </table:table-cell>
          <table:table-cell table:number-columns-repeated="7"/>
          <table:table-cell table:formula="of:=COUNTIF([.B:.B]; &quot;&lt;=8200&quot;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IF([.B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formula="of:=IF([.B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formula="of:=IF([.B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formula="of:=IF([.B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formula="of:=IF([.B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formula="of:=IF([.B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formula="of:=IF([.B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formula="of:=IF([.B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formula="of:=IF([.B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formula="of:=IF([.B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formula="of:=IF([.B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formula="of:=IF([.B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formula="of:=IF([.B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formula="of:=IF([.B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formula="of:=IF([.B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formula="of:=IF([.B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formula="of:=IF([.B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formula="of:=IF([.B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formula="of:=IF([.B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formula="of:=IF([.B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formula="of:=IF([.B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formula="of:=IF([.B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formula="of:=IF([.B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formula="of:=IF([.B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formula="of:=IF([.B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formula="of:=IF([.B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formula="of:=IF([.B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formula="of:=IF([.B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formula="of:=IF([.B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formula="of:=IF([.B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formula="of:=IF([.B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formula="of:=IF([.B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formula="of:=IF([.B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formula="of:=IF([.B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formula="of:=IF([.B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formula="of:=IF([.B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formula="of:=IF([.B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formula="of:=IF([.B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formula="of:=IF([.B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formula="of:=IF([.B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formula="of:=IF([.B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formula="of:=IF([.B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formula="of:=IF([.B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formula="of:=IF([.B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formula="of:=IF([.B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formula="of:=IF([.B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formula="of:=IF([.B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formula="of:=IF([.B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formula="of:=IF([.B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formula="of:=IF([.B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formula="of:=IF([.B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formula="of:=IF([.B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formula="of:=IF([.B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formula="of:=IF([.B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formula="of:=IF([.B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formula="of:=IF([.B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formula="of:=IF([.B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formula="of:=IF([.B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formula="of:=IF([.B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formula="of:=IF([.B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formula="of:=IF([.B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formula="of:=IF([.B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formula="of:=IF([.B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formula="of:=IF([.B6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formula="of:=IF([.B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formula="of:=IF([.B6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formula="of:=IF([.B7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formula="of:=IF([.B7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formula="of:=IF([.B7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formula="of:=IF([.B7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formula="of:=IF([.B7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formula="of:=IF([.B7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formula="of:=IF([.B7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formula="of:=IF([.B7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formula="of:=IF([.B7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formula="of:=IF([.B7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formula="of:=IF([.B8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formula="of:=IF([.B8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formula="of:=IF([.B8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formula="of:=IF([.B8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formula="of:=IF([.B8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formula="of:=IF([.B8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formula="of:=IF([.B8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formula="of:=IF([.B8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formula="of:=IF([.B8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formula="of:=IF([.B8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formula="of:=IF([.B9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formula="of:=IF([.B9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formula="of:=IF([.B9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formula="of:=IF([.B9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formula="of:=IF([.B9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formula="of:=IF([.B9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formula="of:=IF([.B9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formula="of:=IF([.B9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formula="of:=IF([.B9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formula="of:=IF([.B9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formula="of:=IF([.B10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formula="of:=IF([.B10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formula="of:=IF([.B10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formula="of:=IF([.B10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formula="of:=IF([.B10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formula="of:=IF([.B10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formula="of:=IF([.B10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formula="of:=IF([.B10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formula="of:=IF([.B10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formula="of:=IF([.B10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formula="of:=IF([.B1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formula="of:=IF([.B1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formula="of:=IF([.B1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formula="of:=IF([.B1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formula="of:=IF([.B1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formula="of:=IF([.B1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formula="of:=IF([.B1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formula="of:=IF([.B1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formula="of:=IF([.B1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formula="of:=IF([.B1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formula="of:=IF([.B1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formula="of:=IF([.B1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formula="of:=IF([.B1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formula="of:=IF([.B1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formula="of:=IF([.B1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formula="of:=IF([.B1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formula="of:=IF([.B1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formula="of:=IF([.B1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formula="of:=IF([.B1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formula="of:=IF([.B1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formula="of:=IF([.B1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formula="of:=IF([.B1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formula="of:=IF([.B1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formula="of:=IF([.B1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formula="of:=IF([.B1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formula="of:=IF([.B1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formula="of:=IF([.B1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formula="of:=IF([.B1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formula="of:=IF([.B1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formula="of:=IF([.B1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formula="of:=IF([.B1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formula="of:=IF([.B1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formula="of:=IF([.B1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formula="of:=IF([.B1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formula="of:=IF([.B1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formula="of:=IF([.B1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formula="of:=IF([.B1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formula="of:=IF([.B1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formula="of:=IF([.B1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formula="of:=IF([.B1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formula="of:=IF([.B1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formula="of:=IF([.B1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formula="of:=IF([.B1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formula="of:=IF([.B1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formula="of:=IF([.B1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formula="of:=IF([.B1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formula="of:=IF([.B1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formula="of:=IF([.B1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formula="of:=IF([.B1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formula="of:=IF([.B1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formula="of:=IF([.B1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formula="of:=IF([.B1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formula="of:=IF([.B1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formula="of:=IF([.B1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formula="of:=IF([.B1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formula="of:=IF([.B1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formula="of:=IF([.B1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formula="of:=IF([.B16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formula="of:=IF([.B1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formula="of:=IF([.B16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formula="of:=IF([.B17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formula="of:=IF([.B17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formula="of:=IF([.B17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formula="of:=IF([.B17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formula="of:=IF([.B17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formula="of:=IF([.B17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formula="of:=IF([.B17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formula="of:=IF([.B17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formula="of:=IF([.B17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formula="of:=IF([.B17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formula="of:=IF([.B18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formula="of:=IF([.B18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formula="of:=IF([.B18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formula="of:=IF([.B18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formula="of:=IF([.B18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formula="of:=IF([.B18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formula="of:=IF([.B18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formula="of:=IF([.B18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formula="of:=IF([.B18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formula="of:=IF([.B18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formula="of:=IF([.B19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formula="of:=IF([.B19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formula="of:=IF([.B19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formula="of:=IF([.B19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formula="of:=IF([.B19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formula="of:=IF([.B19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formula="of:=IF([.B19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formula="of:=IF([.B19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formula="of:=IF([.B19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formula="of:=IF([.B19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formula="of:=IF([.B20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formula="of:=IF([.B20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formula="of:=IF([.B20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formula="of:=IF([.B20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formula="of:=IF([.B20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formula="of:=IF([.B20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formula="of:=IF([.B20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formula="of:=IF([.B20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formula="of:=IF([.B20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formula="of:=IF([.B20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formula="of:=IF([.B2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formula="of:=IF([.B2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formula="of:=IF([.B2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formula="of:=IF([.B2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formula="of:=IF([.B2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formula="of:=IF([.B2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formula="of:=IF([.B2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formula="of:=IF([.B2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formula="of:=IF([.B2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formula="of:=IF([.B2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formula="of:=IF([.B2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formula="of:=IF([.B2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formula="of:=IF([.B2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formula="of:=IF([.B2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formula="of:=IF([.B2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formula="of:=IF([.B2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formula="of:=IF([.B2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formula="of:=IF([.B2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formula="of:=IF([.B2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formula="of:=IF([.B2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formula="of:=IF([.B2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formula="of:=IF([.B2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formula="of:=IF([.B2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formula="of:=IF([.B2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formula="of:=IF([.B2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formula="of:=IF([.B2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formula="of:=IF([.B2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formula="of:=IF([.B2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formula="of:=IF([.B2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formula="of:=IF([.B2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formula="of:=IF([.B2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formula="of:=IF([.B2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formula="of:=IF([.B2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formula="of:=IF([.B2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formula="of:=IF([.B2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formula="of:=IF([.B2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formula="of:=IF([.B2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formula="of:=IF([.B2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formula="of:=IF([.B2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formula="of:=IF([.B2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formula="of:=IF([.B2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formula="of:=IF([.B2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formula="of:=IF([.B2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formula="of:=IF([.B2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formula="of:=IF([.B2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formula="of:=IF([.B2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formula="of:=IF([.B2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formula="of:=IF([.B2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formula="of:=IF([.B2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formula="of:=IF([.B2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formula="of:=IF([.B2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formula="of:=IF([.B2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formula="of:=IF([.B2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formula="of:=IF([.B2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formula="of:=IF([.B2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formula="of:=IF([.B2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formula="of:=IF([.B2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formula="of:=IF([.B26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formula="of:=IF([.B2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formula="of:=IF([.B26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formula="of:=IF([.B27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formula="of:=IF([.B27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formula="of:=IF([.B27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formula="of:=IF([.B27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formula="of:=IF([.B27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formula="of:=IF([.B27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formula="of:=IF([.B27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formula="of:=IF([.B27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formula="of:=IF([.B27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formula="of:=IF([.B27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formula="of:=IF([.B28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formula="of:=IF([.B28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formula="of:=IF([.B28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formula="of:=IF([.B28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formula="of:=IF([.B28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formula="of:=IF([.B28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formula="of:=IF([.B28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formula="of:=IF([.B28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formula="of:=IF([.B28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formula="of:=IF([.B28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formula="of:=IF([.B29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formula="of:=IF([.B29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formula="of:=IF([.B29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formula="of:=IF([.B29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formula="of:=IF([.B29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formula="of:=IF([.B29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formula="of:=IF([.B29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formula="of:=IF([.B29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formula="of:=IF([.B29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formula="of:=IF([.B29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formula="of:=IF([.B30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formula="of:=IF([.B30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formula="of:=IF([.B30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formula="of:=IF([.B30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formula="of:=IF([.B30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formula="of:=IF([.B30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formula="of:=IF([.B30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formula="of:=IF([.B30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formula="of:=IF([.B30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formula="of:=IF([.B30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formula="of:=IF([.B3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formula="of:=IF([.B3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formula="of:=IF([.B3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formula="of:=IF([.B3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formula="of:=IF([.B3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formula="of:=IF([.B3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formula="of:=IF([.B3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formula="of:=IF([.B3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formula="of:=IF([.B3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formula="of:=IF([.B3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formula="of:=IF([.B3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formula="of:=IF([.B3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formula="of:=IF([.B3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formula="of:=IF([.B3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formula="of:=IF([.B3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formula="of:=IF([.B3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formula="of:=IF([.B3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formula="of:=IF([.B3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formula="of:=IF([.B3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formula="of:=IF([.B3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formula="of:=IF([.B3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formula="of:=IF([.B3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formula="of:=IF([.B3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formula="of:=IF([.B3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formula="of:=IF([.B3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formula="of:=IF([.B3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formula="of:=IF([.B3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formula="of:=IF([.B3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formula="of:=IF([.B3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formula="of:=IF([.B3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formula="of:=IF([.B3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formula="of:=IF([.B3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formula="of:=IF([.B3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formula="of:=IF([.B3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formula="of:=IF([.B3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formula="of:=IF([.B3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formula="of:=IF([.B3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formula="of:=IF([.B3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formula="of:=IF([.B3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formula="of:=IF([.B3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formula="of:=IF([.B3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formula="of:=IF([.B3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formula="of:=IF([.B3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formula="of:=IF([.B3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formula="of:=IF([.B3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formula="of:=IF([.B3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formula="of:=IF([.B3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formula="of:=IF([.B3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formula="of:=IF([.B3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formula="of:=IF([.B3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formula="of:=IF([.B3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formula="of:=IF([.B3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formula="of:=IF([.B3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formula="of:=IF([.B3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formula="of:=IF([.B3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formula="of:=IF([.B3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formula="of:=IF([.B3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formula="of:=IF([.B36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formula="of:=IF([.B3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formula="of:=IF([.B36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formula="of:=IF([.B37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formula="of:=IF([.B37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formula="of:=IF([.B37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formula="of:=IF([.B37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formula="of:=IF([.B37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formula="of:=IF([.B37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formula="of:=IF([.B37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formula="of:=IF([.B37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formula="of:=IF([.B37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formula="of:=IF([.B37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formula="of:=IF([.B38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formula="of:=IF([.B38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formula="of:=IF([.B38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formula="of:=IF([.B38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formula="of:=IF([.B38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formula="of:=IF([.B38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formula="of:=IF([.B38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formula="of:=IF([.B38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formula="of:=IF([.B38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formula="of:=IF([.B38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formula="of:=IF([.B39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formula="of:=IF([.B39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formula="of:=IF([.B39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formula="of:=IF([.B39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formula="of:=IF([.B39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formula="of:=IF([.B39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formula="of:=IF([.B39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formula="of:=IF([.B39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formula="of:=IF([.B39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formula="of:=IF([.B39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formula="of:=IF([.B40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formula="of:=IF([.B40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formula="of:=IF([.B40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formula="of:=IF([.B40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formula="of:=IF([.B40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formula="of:=IF([.B40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formula="of:=IF([.B40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formula="of:=IF([.B40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formula="of:=IF([.B40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formula="of:=IF([.B40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formula="of:=IF([.B4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formula="of:=IF([.B4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formula="of:=IF([.B4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formula="of:=IF([.B4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formula="of:=IF([.B4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formula="of:=IF([.B4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formula="of:=IF([.B4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formula="of:=IF([.B4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formula="of:=IF([.B4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formula="of:=IF([.B4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formula="of:=IF([.B4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formula="of:=IF([.B4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formula="of:=IF([.B4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formula="of:=IF([.B4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formula="of:=IF([.B4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formula="of:=IF([.B4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formula="of:=IF([.B4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formula="of:=IF([.B4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formula="of:=IF([.B4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formula="of:=IF([.B4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formula="of:=IF([.B4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formula="of:=IF([.B4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formula="of:=IF([.B4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formula="of:=IF([.B4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formula="of:=IF([.B4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formula="of:=IF([.B4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formula="of:=IF([.B4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formula="of:=IF([.B4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formula="of:=IF([.B4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formula="of:=IF([.B4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formula="of:=IF([.B4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formula="of:=IF([.B4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formula="of:=IF([.B4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formula="of:=IF([.B4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formula="of:=IF([.B4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formula="of:=IF([.B4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formula="of:=IF([.B4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formula="of:=IF([.B4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formula="of:=IF([.B4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formula="of:=IF([.B4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formula="of:=IF([.B4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formula="of:=IF([.B4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formula="of:=IF([.B4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formula="of:=IF([.B4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formula="of:=IF([.B4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formula="of:=IF([.B4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formula="of:=IF([.B4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formula="of:=IF([.B4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formula="of:=IF([.B4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formula="of:=IF([.B4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formula="of:=IF([.B4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formula="of:=IF([.B4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formula="of:=IF([.B4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formula="of:=IF([.B4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formula="of:=IF([.B4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formula="of:=IF([.B4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formula="of:=IF([.B4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formula="of:=IF([.B46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formula="of:=IF([.B4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formula="of:=IF([.B46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formula="of:=IF([.B47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formula="of:=IF([.B47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formula="of:=IF([.B47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formula="of:=IF([.B47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formula="of:=IF([.B47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formula="of:=IF([.B47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formula="of:=IF([.B47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formula="of:=IF([.B47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formula="of:=IF([.B47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formula="of:=IF([.B47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formula="of:=IF([.B48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formula="of:=IF([.B48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formula="of:=IF([.B48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formula="of:=IF([.B48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formula="of:=IF([.B48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formula="of:=IF([.B48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formula="of:=IF([.B48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formula="of:=IF([.B48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formula="of:=IF([.B48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formula="of:=IF([.B48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formula="of:=IF([.B49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formula="of:=IF([.B49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formula="of:=IF([.B49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formula="of:=IF([.B49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formula="of:=IF([.B49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formula="of:=IF([.B49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formula="of:=IF([.B49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formula="of:=IF([.B49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formula="of:=IF([.B49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formula="of:=IF([.B49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formula="of:=IF([.B50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formula="of:=IF([.B50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formula="of:=IF([.B50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formula="of:=IF([.B50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formula="of:=IF([.B50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formula="of:=IF([.B50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formula="of:=IF([.B50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formula="of:=IF([.B50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formula="of:=IF([.B50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formula="of:=IF([.B50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formula="of:=IF([.B51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formula="of:=IF([.B51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formula="of:=IF([.B51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formula="of:=IF([.B51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formula="of:=IF([.B51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formula="of:=IF([.B51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formula="of:=IF([.B51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formula="of:=IF([.B51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formula="of:=IF([.B51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formula="of:=IF([.B51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formula="of:=IF([.B52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formula="of:=IF([.B52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formula="of:=IF([.B52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formula="of:=IF([.B52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formula="of:=IF([.B52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formula="of:=IF([.B52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formula="of:=IF([.B52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formula="of:=IF([.B52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formula="of:=IF([.B52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formula="of:=IF([.B52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formula="of:=IF([.B53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formula="of:=IF([.B53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formula="of:=IF([.B53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formula="of:=IF([.B53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formula="of:=IF([.B53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formula="of:=IF([.B53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formula="of:=IF([.B53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formula="of:=IF([.B53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formula="of:=IF([.B53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formula="of:=IF([.B53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formula="of:=IF([.B54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formula="of:=IF([.B54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formula="of:=IF([.B54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formula="of:=IF([.B54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formula="of:=IF([.B54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formula="of:=IF([.B54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formula="of:=IF([.B54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formula="of:=IF([.B54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formula="of:=IF([.B54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formula="of:=IF([.B54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formula="of:=IF([.B55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formula="of:=IF([.B55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formula="of:=IF([.B55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formula="of:=IF([.B55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formula="of:=IF([.B55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formula="of:=IF([.B55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formula="of:=IF([.B55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formula="of:=IF([.B557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formula="of:=IF([.B55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formula="of:=IF([.B559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formula="of:=IF([.B560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formula="of:=IF([.B561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formula="of:=IF([.B562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formula="of:=IF([.B563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formula="of:=IF([.B564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formula="of:=IF([.B565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formula="of:=IF([.B566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formula="of:=IF([.B567]&lt;=[.J$1]; 1; 0)" office:value-type="float" office:value="1" calcext:value-type="float">
            <text:p>1</text:p>
          </table:table-cell>
          <table:table-cell table:formula="of:=[.J1]-[.B567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7]+[.A568]" office:value-type="float" office:value="8176" calcext:value-type="float">
            <text:p>8176</text:p>
          </table:table-cell>
          <table:table-cell table:formula="of:=IF([.B568]&lt;=[.J$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06" calcext:value-type="float">
            <text:p>8206</text:p>
          </table:table-cell>
          <table:table-cell table:formula="of:=IF([.B56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36" calcext:value-type="float">
            <text:p>8236</text:p>
          </table:table-cell>
          <table:table-cell table:formula="of:=IF([.B57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66" calcext:value-type="float">
            <text:p>8266</text:p>
          </table:table-cell>
          <table:table-cell table:formula="of:=IF([.B57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296" calcext:value-type="float">
            <text:p>8296</text:p>
          </table:table-cell>
          <table:table-cell table:formula="of:=IF([.B57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26" calcext:value-type="float">
            <text:p>8326</text:p>
          </table:table-cell>
          <table:table-cell table:formula="of:=IF([.B57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56" calcext:value-type="float">
            <text:p>8356</text:p>
          </table:table-cell>
          <table:table-cell table:formula="of:=IF([.B57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386" calcext:value-type="float">
            <text:p>8386</text:p>
          </table:table-cell>
          <table:table-cell table:formula="of:=IF([.B57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16" calcext:value-type="float">
            <text:p>8416</text:p>
          </table:table-cell>
          <table:table-cell table:formula="of:=IF([.B57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46" calcext:value-type="float">
            <text:p>8446</text:p>
          </table:table-cell>
          <table:table-cell table:formula="of:=IF([.B57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76" calcext:value-type="float">
            <text:p>8476</text:p>
          </table:table-cell>
          <table:table-cell table:formula="of:=IF([.B57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06" calcext:value-type="float">
            <text:p>8506</text:p>
          </table:table-cell>
          <table:table-cell table:formula="of:=IF([.B57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36" calcext:value-type="float">
            <text:p>8536</text:p>
          </table:table-cell>
          <table:table-cell table:formula="of:=IF([.B58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66" calcext:value-type="float">
            <text:p>8566</text:p>
          </table:table-cell>
          <table:table-cell table:formula="of:=IF([.B58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596" calcext:value-type="float">
            <text:p>8596</text:p>
          </table:table-cell>
          <table:table-cell table:formula="of:=IF([.B58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26" calcext:value-type="float">
            <text:p>8626</text:p>
          </table:table-cell>
          <table:table-cell table:formula="of:=IF([.B58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56" calcext:value-type="float">
            <text:p>8656</text:p>
          </table:table-cell>
          <table:table-cell table:formula="of:=IF([.B58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686" calcext:value-type="float">
            <text:p>8686</text:p>
          </table:table-cell>
          <table:table-cell table:formula="of:=IF([.B58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16" calcext:value-type="float">
            <text:p>8716</text:p>
          </table:table-cell>
          <table:table-cell table:formula="of:=IF([.B58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47" calcext:value-type="float">
            <text:p>8747</text:p>
          </table:table-cell>
          <table:table-cell table:formula="of:=IF([.B58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78" calcext:value-type="float">
            <text:p>8778</text:p>
          </table:table-cell>
          <table:table-cell table:formula="of:=IF([.B58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09" calcext:value-type="float">
            <text:p>8809</text:p>
          </table:table-cell>
          <table:table-cell table:formula="of:=IF([.B58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40" calcext:value-type="float">
            <text:p>8840</text:p>
          </table:table-cell>
          <table:table-cell table:formula="of:=IF([.B59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71" calcext:value-type="float">
            <text:p>8871</text:p>
          </table:table-cell>
          <table:table-cell table:formula="of:=IF([.B59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02" calcext:value-type="float">
            <text:p>8902</text:p>
          </table:table-cell>
          <table:table-cell table:formula="of:=IF([.B59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33" calcext:value-type="float">
            <text:p>8933</text:p>
          </table:table-cell>
          <table:table-cell table:formula="of:=IF([.B59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64" calcext:value-type="float">
            <text:p>8964</text:p>
          </table:table-cell>
          <table:table-cell table:formula="of:=IF([.B59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8995" calcext:value-type="float">
            <text:p>8995</text:p>
          </table:table-cell>
          <table:table-cell table:formula="of:=IF([.B59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26" calcext:value-type="float">
            <text:p>9026</text:p>
          </table:table-cell>
          <table:table-cell table:formula="of:=IF([.B59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57" calcext:value-type="float">
            <text:p>9057</text:p>
          </table:table-cell>
          <table:table-cell table:formula="of:=IF([.B59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088" calcext:value-type="float">
            <text:p>9088</text:p>
          </table:table-cell>
          <table:table-cell table:formula="of:=IF([.B59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19" calcext:value-type="float">
            <text:p>9119</text:p>
          </table:table-cell>
          <table:table-cell table:formula="of:=IF([.B59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50" calcext:value-type="float">
            <text:p>9150</text:p>
          </table:table-cell>
          <table:table-cell table:formula="of:=IF([.B60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181" calcext:value-type="float">
            <text:p>9181</text:p>
          </table:table-cell>
          <table:table-cell table:formula="of:=IF([.B60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12" calcext:value-type="float">
            <text:p>9212</text:p>
          </table:table-cell>
          <table:table-cell table:formula="of:=IF([.B60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43" calcext:value-type="float">
            <text:p>9243</text:p>
          </table:table-cell>
          <table:table-cell table:formula="of:=IF([.B60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74" calcext:value-type="float">
            <text:p>9274</text:p>
          </table:table-cell>
          <table:table-cell table:formula="of:=IF([.B60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06" calcext:value-type="float">
            <text:p>9306</text:p>
          </table:table-cell>
          <table:table-cell table:formula="of:=IF([.B60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38" calcext:value-type="float">
            <text:p>9338</text:p>
          </table:table-cell>
          <table:table-cell table:formula="of:=IF([.B60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70" calcext:value-type="float">
            <text:p>9370</text:p>
          </table:table-cell>
          <table:table-cell table:formula="of:=IF([.B60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02" calcext:value-type="float">
            <text:p>9402</text:p>
          </table:table-cell>
          <table:table-cell table:formula="of:=IF([.B60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34" calcext:value-type="float">
            <text:p>9434</text:p>
          </table:table-cell>
          <table:table-cell table:formula="of:=IF([.B60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66" calcext:value-type="float">
            <text:p>9466</text:p>
          </table:table-cell>
          <table:table-cell table:formula="of:=IF([.B61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498" calcext:value-type="float">
            <text:p>9498</text:p>
          </table:table-cell>
          <table:table-cell table:formula="of:=IF([.B61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30" calcext:value-type="float">
            <text:p>9530</text:p>
          </table:table-cell>
          <table:table-cell table:formula="of:=IF([.B61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62" calcext:value-type="float">
            <text:p>9562</text:p>
          </table:table-cell>
          <table:table-cell table:formula="of:=IF([.B61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594" calcext:value-type="float">
            <text:p>9594</text:p>
          </table:table-cell>
          <table:table-cell table:formula="of:=IF([.B61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26" calcext:value-type="float">
            <text:p>9626</text:p>
          </table:table-cell>
          <table:table-cell table:formula="of:=IF([.B61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58" calcext:value-type="float">
            <text:p>9658</text:p>
          </table:table-cell>
          <table:table-cell table:formula="of:=IF([.B61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690" calcext:value-type="float">
            <text:p>9690</text:p>
          </table:table-cell>
          <table:table-cell table:formula="of:=IF([.B61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22" calcext:value-type="float">
            <text:p>9722</text:p>
          </table:table-cell>
          <table:table-cell table:formula="of:=IF([.B61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55" calcext:value-type="float">
            <text:p>9755</text:p>
          </table:table-cell>
          <table:table-cell table:formula="of:=IF([.B61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788" calcext:value-type="float">
            <text:p>9788</text:p>
          </table:table-cell>
          <table:table-cell table:formula="of:=IF([.B62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21" calcext:value-type="float">
            <text:p>9821</text:p>
          </table:table-cell>
          <table:table-cell table:formula="of:=IF([.B62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54" calcext:value-type="float">
            <text:p>9854</text:p>
          </table:table-cell>
          <table:table-cell table:formula="of:=IF([.B62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887" calcext:value-type="float">
            <text:p>9887</text:p>
          </table:table-cell>
          <table:table-cell table:formula="of:=IF([.B62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20" calcext:value-type="float">
            <text:p>9920</text:p>
          </table:table-cell>
          <table:table-cell table:formula="of:=IF([.B62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53" calcext:value-type="float">
            <text:p>9953</text:p>
          </table:table-cell>
          <table:table-cell table:formula="of:=IF([.B62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9986" calcext:value-type="float">
            <text:p>9986</text:p>
          </table:table-cell>
          <table:table-cell table:formula="of:=IF([.B62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19" calcext:value-type="float">
            <text:p>10019</text:p>
          </table:table-cell>
          <table:table-cell table:formula="of:=IF([.B62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52" calcext:value-type="float">
            <text:p>10052</text:p>
          </table:table-cell>
          <table:table-cell table:formula="of:=IF([.B62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085" calcext:value-type="float">
            <text:p>10085</text:p>
          </table:table-cell>
          <table:table-cell table:formula="of:=IF([.B62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18" calcext:value-type="float">
            <text:p>10118</text:p>
          </table:table-cell>
          <table:table-cell table:formula="of:=IF([.B63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51" calcext:value-type="float">
            <text:p>10151</text:p>
          </table:table-cell>
          <table:table-cell table:formula="of:=IF([.B63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184" calcext:value-type="float">
            <text:p>10184</text:p>
          </table:table-cell>
          <table:table-cell table:formula="of:=IF([.B63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17" calcext:value-type="float">
            <text:p>10217</text:p>
          </table:table-cell>
          <table:table-cell table:formula="of:=IF([.B63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50" calcext:value-type="float">
            <text:p>10250</text:p>
          </table:table-cell>
          <table:table-cell table:formula="of:=IF([.B63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283" calcext:value-type="float">
            <text:p>10283</text:p>
          </table:table-cell>
          <table:table-cell table:formula="of:=IF([.B63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16" calcext:value-type="float">
            <text:p>10316</text:p>
          </table:table-cell>
          <table:table-cell table:formula="of:=IF([.B63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49" calcext:value-type="float">
            <text:p>10349</text:p>
          </table:table-cell>
          <table:table-cell table:formula="of:=IF([.B63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382" calcext:value-type="float">
            <text:p>10382</text:p>
          </table:table-cell>
          <table:table-cell table:formula="of:=IF([.B63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15" calcext:value-type="float">
            <text:p>10415</text:p>
          </table:table-cell>
          <table:table-cell table:formula="of:=IF([.B63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48" calcext:value-type="float">
            <text:p>10448</text:p>
          </table:table-cell>
          <table:table-cell table:formula="of:=IF([.B64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481" calcext:value-type="float">
            <text:p>10481</text:p>
          </table:table-cell>
          <table:table-cell table:formula="of:=IF([.B64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14" calcext:value-type="float">
            <text:p>10514</text:p>
          </table:table-cell>
          <table:table-cell table:formula="of:=IF([.B64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47" calcext:value-type="float">
            <text:p>10547</text:p>
          </table:table-cell>
          <table:table-cell table:formula="of:=IF([.B64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580" calcext:value-type="float">
            <text:p>10580</text:p>
          </table:table-cell>
          <table:table-cell table:formula="of:=IF([.B64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13" calcext:value-type="float">
            <text:p>10613</text:p>
          </table:table-cell>
          <table:table-cell table:formula="of:=IF([.B64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46" calcext:value-type="float">
            <text:p>10646</text:p>
          </table:table-cell>
          <table:table-cell table:formula="of:=IF([.B64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679" calcext:value-type="float">
            <text:p>10679</text:p>
          </table:table-cell>
          <table:table-cell table:formula="of:=IF([.B64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13" calcext:value-type="float">
            <text:p>10713</text:p>
          </table:table-cell>
          <table:table-cell table:formula="of:=IF([.B64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47" calcext:value-type="float">
            <text:p>10747</text:p>
          </table:table-cell>
          <table:table-cell table:formula="of:=IF([.B64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781" calcext:value-type="float">
            <text:p>10781</text:p>
          </table:table-cell>
          <table:table-cell table:formula="of:=IF([.B65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15" calcext:value-type="float">
            <text:p>10815</text:p>
          </table:table-cell>
          <table:table-cell table:formula="of:=IF([.B65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49" calcext:value-type="float">
            <text:p>10849</text:p>
          </table:table-cell>
          <table:table-cell table:formula="of:=IF([.B65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883" calcext:value-type="float">
            <text:p>10883</text:p>
          </table:table-cell>
          <table:table-cell table:formula="of:=IF([.B65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17" calcext:value-type="float">
            <text:p>10917</text:p>
          </table:table-cell>
          <table:table-cell table:formula="of:=IF([.B65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51" calcext:value-type="float">
            <text:p>10951</text:p>
          </table:table-cell>
          <table:table-cell table:formula="of:=IF([.B65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0985" calcext:value-type="float">
            <text:p>10985</text:p>
          </table:table-cell>
          <table:table-cell table:formula="of:=IF([.B65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19" calcext:value-type="float">
            <text:p>11019</text:p>
          </table:table-cell>
          <table:table-cell table:formula="of:=IF([.B65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53" calcext:value-type="float">
            <text:p>11053</text:p>
          </table:table-cell>
          <table:table-cell table:formula="of:=IF([.B65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087" calcext:value-type="float">
            <text:p>11087</text:p>
          </table:table-cell>
          <table:table-cell table:formula="of:=IF([.B65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21" calcext:value-type="float">
            <text:p>11121</text:p>
          </table:table-cell>
          <table:table-cell table:formula="of:=IF([.B66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55" calcext:value-type="float">
            <text:p>11155</text:p>
          </table:table-cell>
          <table:table-cell table:formula="of:=IF([.B66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189" calcext:value-type="float">
            <text:p>11189</text:p>
          </table:table-cell>
          <table:table-cell table:formula="of:=IF([.B66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23" calcext:value-type="float">
            <text:p>11223</text:p>
          </table:table-cell>
          <table:table-cell table:formula="of:=IF([.B66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57" calcext:value-type="float">
            <text:p>11257</text:p>
          </table:table-cell>
          <table:table-cell table:formula="of:=IF([.B66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291" calcext:value-type="float">
            <text:p>11291</text:p>
          </table:table-cell>
          <table:table-cell table:formula="of:=IF([.B66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25" calcext:value-type="float">
            <text:p>11325</text:p>
          </table:table-cell>
          <table:table-cell table:formula="of:=IF([.B66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60" calcext:value-type="float">
            <text:p>11360</text:p>
          </table:table-cell>
          <table:table-cell table:formula="of:=IF([.B66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395" calcext:value-type="float">
            <text:p>11395</text:p>
          </table:table-cell>
          <table:table-cell table:formula="of:=IF([.B66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30" calcext:value-type="float">
            <text:p>11430</text:p>
          </table:table-cell>
          <table:table-cell table:formula="of:=IF([.B66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65" calcext:value-type="float">
            <text:p>11465</text:p>
          </table:table-cell>
          <table:table-cell table:formula="of:=IF([.B67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00" calcext:value-type="float">
            <text:p>11500</text:p>
          </table:table-cell>
          <table:table-cell table:formula="of:=IF([.B67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35" calcext:value-type="float">
            <text:p>11535</text:p>
          </table:table-cell>
          <table:table-cell table:formula="of:=IF([.B67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70" calcext:value-type="float">
            <text:p>11570</text:p>
          </table:table-cell>
          <table:table-cell table:formula="of:=IF([.B67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05" calcext:value-type="float">
            <text:p>11605</text:p>
          </table:table-cell>
          <table:table-cell table:formula="of:=IF([.B67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40" calcext:value-type="float">
            <text:p>11640</text:p>
          </table:table-cell>
          <table:table-cell table:formula="of:=IF([.B67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75" calcext:value-type="float">
            <text:p>11675</text:p>
          </table:table-cell>
          <table:table-cell table:formula="of:=IF([.B67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10" calcext:value-type="float">
            <text:p>11710</text:p>
          </table:table-cell>
          <table:table-cell table:formula="of:=IF([.B67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45" calcext:value-type="float">
            <text:p>11745</text:p>
          </table:table-cell>
          <table:table-cell table:formula="of:=IF([.B67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780" calcext:value-type="float">
            <text:p>11780</text:p>
          </table:table-cell>
          <table:table-cell table:formula="of:=IF([.B67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15" calcext:value-type="float">
            <text:p>11815</text:p>
          </table:table-cell>
          <table:table-cell table:formula="of:=IF([.B68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50" calcext:value-type="float">
            <text:p>11850</text:p>
          </table:table-cell>
          <table:table-cell table:formula="of:=IF([.B68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885" calcext:value-type="float">
            <text:p>11885</text:p>
          </table:table-cell>
          <table:table-cell table:formula="of:=IF([.B68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20" calcext:value-type="float">
            <text:p>11920</text:p>
          </table:table-cell>
          <table:table-cell table:formula="of:=IF([.B68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55" calcext:value-type="float">
            <text:p>11955</text:p>
          </table:table-cell>
          <table:table-cell table:formula="of:=IF([.B68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1990" calcext:value-type="float">
            <text:p>11990</text:p>
          </table:table-cell>
          <table:table-cell table:formula="of:=IF([.B68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25" calcext:value-type="float">
            <text:p>12025</text:p>
          </table:table-cell>
          <table:table-cell table:formula="of:=IF([.B68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60" calcext:value-type="float">
            <text:p>12060</text:p>
          </table:table-cell>
          <table:table-cell table:formula="of:=IF([.B68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095" calcext:value-type="float">
            <text:p>12095</text:p>
          </table:table-cell>
          <table:table-cell table:formula="of:=IF([.B68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30" calcext:value-type="float">
            <text:p>12130</text:p>
          </table:table-cell>
          <table:table-cell table:formula="of:=IF([.B68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65" calcext:value-type="float">
            <text:p>12165</text:p>
          </table:table-cell>
          <table:table-cell table:formula="of:=IF([.B69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01" calcext:value-type="float">
            <text:p>12201</text:p>
          </table:table-cell>
          <table:table-cell table:formula="of:=IF([.B69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37" calcext:value-type="float">
            <text:p>12237</text:p>
          </table:table-cell>
          <table:table-cell table:formula="of:=IF([.B69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73" calcext:value-type="float">
            <text:p>12273</text:p>
          </table:table-cell>
          <table:table-cell table:formula="of:=IF([.B69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09" calcext:value-type="float">
            <text:p>12309</text:p>
          </table:table-cell>
          <table:table-cell table:formula="of:=IF([.B69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45" calcext:value-type="float">
            <text:p>12345</text:p>
          </table:table-cell>
          <table:table-cell table:formula="of:=IF([.B69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381" calcext:value-type="float">
            <text:p>12381</text:p>
          </table:table-cell>
          <table:table-cell table:formula="of:=IF([.B69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17" calcext:value-type="float">
            <text:p>12417</text:p>
          </table:table-cell>
          <table:table-cell table:formula="of:=IF([.B69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53" calcext:value-type="float">
            <text:p>12453</text:p>
          </table:table-cell>
          <table:table-cell table:formula="of:=IF([.B69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489" calcext:value-type="float">
            <text:p>12489</text:p>
          </table:table-cell>
          <table:table-cell table:formula="of:=IF([.B69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25" calcext:value-type="float">
            <text:p>12525</text:p>
          </table:table-cell>
          <table:table-cell table:formula="of:=IF([.B70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61" calcext:value-type="float">
            <text:p>12561</text:p>
          </table:table-cell>
          <table:table-cell table:formula="of:=IF([.B70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597" calcext:value-type="float">
            <text:p>12597</text:p>
          </table:table-cell>
          <table:table-cell table:formula="of:=IF([.B70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33" calcext:value-type="float">
            <text:p>12633</text:p>
          </table:table-cell>
          <table:table-cell table:formula="of:=IF([.B70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70" calcext:value-type="float">
            <text:p>12670</text:p>
          </table:table-cell>
          <table:table-cell table:formula="of:=IF([.B70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07" calcext:value-type="float">
            <text:p>12707</text:p>
          </table:table-cell>
          <table:table-cell table:formula="of:=IF([.B70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44" calcext:value-type="float">
            <text:p>12744</text:p>
          </table:table-cell>
          <table:table-cell table:formula="of:=IF([.B70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781" calcext:value-type="float">
            <text:p>12781</text:p>
          </table:table-cell>
          <table:table-cell table:formula="of:=IF([.B70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18" calcext:value-type="float">
            <text:p>12818</text:p>
          </table:table-cell>
          <table:table-cell table:formula="of:=IF([.B70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55" calcext:value-type="float">
            <text:p>12855</text:p>
          </table:table-cell>
          <table:table-cell table:formula="of:=IF([.B70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892" calcext:value-type="float">
            <text:p>12892</text:p>
          </table:table-cell>
          <table:table-cell table:formula="of:=IF([.B71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29" calcext:value-type="float">
            <text:p>12929</text:p>
          </table:table-cell>
          <table:table-cell table:formula="of:=IF([.B71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66" calcext:value-type="float">
            <text:p>12966</text:p>
          </table:table-cell>
          <table:table-cell table:formula="of:=IF([.B71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03" calcext:value-type="float">
            <text:p>13003</text:p>
          </table:table-cell>
          <table:table-cell table:formula="of:=IF([.B71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40" calcext:value-type="float">
            <text:p>13040</text:p>
          </table:table-cell>
          <table:table-cell table:formula="of:=IF([.B71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77" calcext:value-type="float">
            <text:p>13077</text:p>
          </table:table-cell>
          <table:table-cell table:formula="of:=IF([.B71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14" calcext:value-type="float">
            <text:p>13114</text:p>
          </table:table-cell>
          <table:table-cell table:formula="of:=IF([.B71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51" calcext:value-type="float">
            <text:p>13151</text:p>
          </table:table-cell>
          <table:table-cell table:formula="of:=IF([.B71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188" calcext:value-type="float">
            <text:p>13188</text:p>
          </table:table-cell>
          <table:table-cell table:formula="of:=IF([.B71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25" calcext:value-type="float">
            <text:p>13225</text:p>
          </table:table-cell>
          <table:table-cell table:formula="of:=IF([.B71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62" calcext:value-type="float">
            <text:p>13262</text:p>
          </table:table-cell>
          <table:table-cell table:formula="of:=IF([.B72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299" calcext:value-type="float">
            <text:p>13299</text:p>
          </table:table-cell>
          <table:table-cell table:formula="of:=IF([.B72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36" calcext:value-type="float">
            <text:p>13336</text:p>
          </table:table-cell>
          <table:table-cell table:formula="of:=IF([.B72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73" calcext:value-type="float">
            <text:p>13373</text:p>
          </table:table-cell>
          <table:table-cell table:formula="of:=IF([.B72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10" calcext:value-type="float">
            <text:p>13410</text:p>
          </table:table-cell>
          <table:table-cell table:formula="of:=IF([.B72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47" calcext:value-type="float">
            <text:p>13447</text:p>
          </table:table-cell>
          <table:table-cell table:formula="of:=IF([.B72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484" calcext:value-type="float">
            <text:p>13484</text:p>
          </table:table-cell>
          <table:table-cell table:formula="of:=IF([.B72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22" calcext:value-type="float">
            <text:p>13522</text:p>
          </table:table-cell>
          <table:table-cell table:formula="of:=IF([.B72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60" calcext:value-type="float">
            <text:p>13560</text:p>
          </table:table-cell>
          <table:table-cell table:formula="of:=IF([.B72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598" calcext:value-type="float">
            <text:p>13598</text:p>
          </table:table-cell>
          <table:table-cell table:formula="of:=IF([.B72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36" calcext:value-type="float">
            <text:p>13636</text:p>
          </table:table-cell>
          <table:table-cell table:formula="of:=IF([.B73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74" calcext:value-type="float">
            <text:p>13674</text:p>
          </table:table-cell>
          <table:table-cell table:formula="of:=IF([.B73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12" calcext:value-type="float">
            <text:p>13712</text:p>
          </table:table-cell>
          <table:table-cell table:formula="of:=IF([.B73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50" calcext:value-type="float">
            <text:p>13750</text:p>
          </table:table-cell>
          <table:table-cell table:formula="of:=IF([.B73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788" calcext:value-type="float">
            <text:p>13788</text:p>
          </table:table-cell>
          <table:table-cell table:formula="of:=IF([.B73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26" calcext:value-type="float">
            <text:p>13826</text:p>
          </table:table-cell>
          <table:table-cell table:formula="of:=IF([.B73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64" calcext:value-type="float">
            <text:p>13864</text:p>
          </table:table-cell>
          <table:table-cell table:formula="of:=IF([.B73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02" calcext:value-type="float">
            <text:p>13902</text:p>
          </table:table-cell>
          <table:table-cell table:formula="of:=IF([.B73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40" calcext:value-type="float">
            <text:p>13940</text:p>
          </table:table-cell>
          <table:table-cell table:formula="of:=IF([.B73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78" calcext:value-type="float">
            <text:p>13978</text:p>
          </table:table-cell>
          <table:table-cell table:formula="of:=IF([.B73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16" calcext:value-type="float">
            <text:p>14016</text:p>
          </table:table-cell>
          <table:table-cell table:formula="of:=IF([.B74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54" calcext:value-type="float">
            <text:p>14054</text:p>
          </table:table-cell>
          <table:table-cell table:formula="of:=IF([.B74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092" calcext:value-type="float">
            <text:p>14092</text:p>
          </table:table-cell>
          <table:table-cell table:formula="of:=IF([.B74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30" calcext:value-type="float">
            <text:p>14130</text:p>
          </table:table-cell>
          <table:table-cell table:formula="of:=IF([.B74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68" calcext:value-type="float">
            <text:p>14168</text:p>
          </table:table-cell>
          <table:table-cell table:formula="of:=IF([.B74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06" calcext:value-type="float">
            <text:p>14206</text:p>
          </table:table-cell>
          <table:table-cell table:formula="of:=IF([.B74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44" calcext:value-type="float">
            <text:p>14244</text:p>
          </table:table-cell>
          <table:table-cell table:formula="of:=IF([.B74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282" calcext:value-type="float">
            <text:p>14282</text:p>
          </table:table-cell>
          <table:table-cell table:formula="of:=IF([.B74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20" calcext:value-type="float">
            <text:p>14320</text:p>
          </table:table-cell>
          <table:table-cell table:formula="of:=IF([.B74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58" calcext:value-type="float">
            <text:p>14358</text:p>
          </table:table-cell>
          <table:table-cell table:formula="of:=IF([.B74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396" calcext:value-type="float">
            <text:p>14396</text:p>
          </table:table-cell>
          <table:table-cell table:formula="of:=IF([.B75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35" calcext:value-type="float">
            <text:p>14435</text:p>
          </table:table-cell>
          <table:table-cell table:formula="of:=IF([.B75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74" calcext:value-type="float">
            <text:p>14474</text:p>
          </table:table-cell>
          <table:table-cell table:formula="of:=IF([.B75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13" calcext:value-type="float">
            <text:p>14513</text:p>
          </table:table-cell>
          <table:table-cell table:formula="of:=IF([.B75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52" calcext:value-type="float">
            <text:p>14552</text:p>
          </table:table-cell>
          <table:table-cell table:formula="of:=IF([.B75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591" calcext:value-type="float">
            <text:p>14591</text:p>
          </table:table-cell>
          <table:table-cell table:formula="of:=IF([.B75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30" calcext:value-type="float">
            <text:p>14630</text:p>
          </table:table-cell>
          <table:table-cell table:formula="of:=IF([.B75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69" calcext:value-type="float">
            <text:p>14669</text:p>
          </table:table-cell>
          <table:table-cell table:formula="of:=IF([.B75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08" calcext:value-type="float">
            <text:p>14708</text:p>
          </table:table-cell>
          <table:table-cell table:formula="of:=IF([.B75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47" calcext:value-type="float">
            <text:p>14747</text:p>
          </table:table-cell>
          <table:table-cell table:formula="of:=IF([.B75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786" calcext:value-type="float">
            <text:p>14786</text:p>
          </table:table-cell>
          <table:table-cell table:formula="of:=IF([.B76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25" calcext:value-type="float">
            <text:p>14825</text:p>
          </table:table-cell>
          <table:table-cell table:formula="of:=IF([.B76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64" calcext:value-type="float">
            <text:p>14864</text:p>
          </table:table-cell>
          <table:table-cell table:formula="of:=IF([.B76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03" calcext:value-type="float">
            <text:p>14903</text:p>
          </table:table-cell>
          <table:table-cell table:formula="of:=IF([.B76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42" calcext:value-type="float">
            <text:p>14942</text:p>
          </table:table-cell>
          <table:table-cell table:formula="of:=IF([.B76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4981" calcext:value-type="float">
            <text:p>14981</text:p>
          </table:table-cell>
          <table:table-cell table:formula="of:=IF([.B76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20" calcext:value-type="float">
            <text:p>15020</text:p>
          </table:table-cell>
          <table:table-cell table:formula="of:=IF([.B76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59" calcext:value-type="float">
            <text:p>15059</text:p>
          </table:table-cell>
          <table:table-cell table:formula="of:=IF([.B76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098" calcext:value-type="float">
            <text:p>15098</text:p>
          </table:table-cell>
          <table:table-cell table:formula="of:=IF([.B76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37" calcext:value-type="float">
            <text:p>15137</text:p>
          </table:table-cell>
          <table:table-cell table:formula="of:=IF([.B76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76" calcext:value-type="float">
            <text:p>15176</text:p>
          </table:table-cell>
          <table:table-cell table:formula="of:=IF([.B77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16" calcext:value-type="float">
            <text:p>15216</text:p>
          </table:table-cell>
          <table:table-cell table:formula="of:=IF([.B77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56" calcext:value-type="float">
            <text:p>15256</text:p>
          </table:table-cell>
          <table:table-cell table:formula="of:=IF([.B77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296" calcext:value-type="float">
            <text:p>15296</text:p>
          </table:table-cell>
          <table:table-cell table:formula="of:=IF([.B77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36" calcext:value-type="float">
            <text:p>15336</text:p>
          </table:table-cell>
          <table:table-cell table:formula="of:=IF([.B77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76" calcext:value-type="float">
            <text:p>15376</text:p>
          </table:table-cell>
          <table:table-cell table:formula="of:=IF([.B77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16" calcext:value-type="float">
            <text:p>15416</text:p>
          </table:table-cell>
          <table:table-cell table:formula="of:=IF([.B77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56" calcext:value-type="float">
            <text:p>15456</text:p>
          </table:table-cell>
          <table:table-cell table:formula="of:=IF([.B77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496" calcext:value-type="float">
            <text:p>15496</text:p>
          </table:table-cell>
          <table:table-cell table:formula="of:=IF([.B77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36" calcext:value-type="float">
            <text:p>15536</text:p>
          </table:table-cell>
          <table:table-cell table:formula="of:=IF([.B77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76" calcext:value-type="float">
            <text:p>15576</text:p>
          </table:table-cell>
          <table:table-cell table:formula="of:=IF([.B78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16" calcext:value-type="float">
            <text:p>15616</text:p>
          </table:table-cell>
          <table:table-cell table:formula="of:=IF([.B78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56" calcext:value-type="float">
            <text:p>15656</text:p>
          </table:table-cell>
          <table:table-cell table:formula="of:=IF([.B78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696" calcext:value-type="float">
            <text:p>15696</text:p>
          </table:table-cell>
          <table:table-cell table:formula="of:=IF([.B78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36" calcext:value-type="float">
            <text:p>15736</text:p>
          </table:table-cell>
          <table:table-cell table:formula="of:=IF([.B78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76" calcext:value-type="float">
            <text:p>15776</text:p>
          </table:table-cell>
          <table:table-cell table:formula="of:=IF([.B78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16" calcext:value-type="float">
            <text:p>15816</text:p>
          </table:table-cell>
          <table:table-cell table:formula="of:=IF([.B78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56" calcext:value-type="float">
            <text:p>15856</text:p>
          </table:table-cell>
          <table:table-cell table:formula="of:=IF([.B78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897" calcext:value-type="float">
            <text:p>15897</text:p>
          </table:table-cell>
          <table:table-cell table:formula="of:=IF([.B78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38" calcext:value-type="float">
            <text:p>15938</text:p>
          </table:table-cell>
          <table:table-cell table:formula="of:=IF([.B78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5979" calcext:value-type="float">
            <text:p>15979</text:p>
          </table:table-cell>
          <table:table-cell table:formula="of:=IF([.B79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20" calcext:value-type="float">
            <text:p>16020</text:p>
          </table:table-cell>
          <table:table-cell table:formula="of:=IF([.B79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61" calcext:value-type="float">
            <text:p>16061</text:p>
          </table:table-cell>
          <table:table-cell table:formula="of:=IF([.B79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02" calcext:value-type="float">
            <text:p>16102</text:p>
          </table:table-cell>
          <table:table-cell table:formula="of:=IF([.B79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43" calcext:value-type="float">
            <text:p>16143</text:p>
          </table:table-cell>
          <table:table-cell table:formula="of:=IF([.B79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184" calcext:value-type="float">
            <text:p>16184</text:p>
          </table:table-cell>
          <table:table-cell table:formula="of:=IF([.B79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25" calcext:value-type="float">
            <text:p>16225</text:p>
          </table:table-cell>
          <table:table-cell table:formula="of:=IF([.B79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66" calcext:value-type="float">
            <text:p>16266</text:p>
          </table:table-cell>
          <table:table-cell table:formula="of:=IF([.B79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07" calcext:value-type="float">
            <text:p>16307</text:p>
          </table:table-cell>
          <table:table-cell table:formula="of:=IF([.B79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48" calcext:value-type="float">
            <text:p>16348</text:p>
          </table:table-cell>
          <table:table-cell table:formula="of:=IF([.B79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389" calcext:value-type="float">
            <text:p>16389</text:p>
          </table:table-cell>
          <table:table-cell table:formula="of:=IF([.B80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30" calcext:value-type="float">
            <text:p>16430</text:p>
          </table:table-cell>
          <table:table-cell table:formula="of:=IF([.B80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71" calcext:value-type="float">
            <text:p>16471</text:p>
          </table:table-cell>
          <table:table-cell table:formula="of:=IF([.B80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12" calcext:value-type="float">
            <text:p>16512</text:p>
          </table:table-cell>
          <table:table-cell table:formula="of:=IF([.B80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53" calcext:value-type="float">
            <text:p>16553</text:p>
          </table:table-cell>
          <table:table-cell table:formula="of:=IF([.B80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594" calcext:value-type="float">
            <text:p>16594</text:p>
          </table:table-cell>
          <table:table-cell table:formula="of:=IF([.B80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36" calcext:value-type="float">
            <text:p>16636</text:p>
          </table:table-cell>
          <table:table-cell table:formula="of:=IF([.B80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78" calcext:value-type="float">
            <text:p>16678</text:p>
          </table:table-cell>
          <table:table-cell table:formula="of:=IF([.B80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20" calcext:value-type="float">
            <text:p>16720</text:p>
          </table:table-cell>
          <table:table-cell table:formula="of:=IF([.B80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62" calcext:value-type="float">
            <text:p>16762</text:p>
          </table:table-cell>
          <table:table-cell table:formula="of:=IF([.B80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04" calcext:value-type="float">
            <text:p>16804</text:p>
          </table:table-cell>
          <table:table-cell table:formula="of:=IF([.B81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46" calcext:value-type="float">
            <text:p>16846</text:p>
          </table:table-cell>
          <table:table-cell table:formula="of:=IF([.B81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888" calcext:value-type="float">
            <text:p>16888</text:p>
          </table:table-cell>
          <table:table-cell table:formula="of:=IF([.B81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30" calcext:value-type="float">
            <text:p>16930</text:p>
          </table:table-cell>
          <table:table-cell table:formula="of:=IF([.B81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72" calcext:value-type="float">
            <text:p>16972</text:p>
          </table:table-cell>
          <table:table-cell table:formula="of:=IF([.B81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14" calcext:value-type="float">
            <text:p>17014</text:p>
          </table:table-cell>
          <table:table-cell table:formula="of:=IF([.B81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56" calcext:value-type="float">
            <text:p>17056</text:p>
          </table:table-cell>
          <table:table-cell table:formula="of:=IF([.B81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098" calcext:value-type="float">
            <text:p>17098</text:p>
          </table:table-cell>
          <table:table-cell table:formula="of:=IF([.B81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40" calcext:value-type="float">
            <text:p>17140</text:p>
          </table:table-cell>
          <table:table-cell table:formula="of:=IF([.B81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182" calcext:value-type="float">
            <text:p>17182</text:p>
          </table:table-cell>
          <table:table-cell table:formula="of:=IF([.B81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24" calcext:value-type="float">
            <text:p>17224</text:p>
          </table:table-cell>
          <table:table-cell table:formula="of:=IF([.B82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66" calcext:value-type="float">
            <text:p>17266</text:p>
          </table:table-cell>
          <table:table-cell table:formula="of:=IF([.B82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08" calcext:value-type="float">
            <text:p>17308</text:p>
          </table:table-cell>
          <table:table-cell table:formula="of:=IF([.B82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50" calcext:value-type="float">
            <text:p>17350</text:p>
          </table:table-cell>
          <table:table-cell table:formula="of:=IF([.B82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392" calcext:value-type="float">
            <text:p>17392</text:p>
          </table:table-cell>
          <table:table-cell table:formula="of:=IF([.B82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34" calcext:value-type="float">
            <text:p>17434</text:p>
          </table:table-cell>
          <table:table-cell table:formula="of:=IF([.B82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76" calcext:value-type="float">
            <text:p>17476</text:p>
          </table:table-cell>
          <table:table-cell table:formula="of:=IF([.B82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18" calcext:value-type="float">
            <text:p>17518</text:p>
          </table:table-cell>
          <table:table-cell table:formula="of:=IF([.B82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60" calcext:value-type="float">
            <text:p>17560</text:p>
          </table:table-cell>
          <table:table-cell table:formula="of:=IF([.B82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02" calcext:value-type="float">
            <text:p>17602</text:p>
          </table:table-cell>
          <table:table-cell table:formula="of:=IF([.B82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44" calcext:value-type="float">
            <text:p>17644</text:p>
          </table:table-cell>
          <table:table-cell table:formula="of:=IF([.B83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686" calcext:value-type="float">
            <text:p>17686</text:p>
          </table:table-cell>
          <table:table-cell table:formula="of:=IF([.B83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28" calcext:value-type="float">
            <text:p>17728</text:p>
          </table:table-cell>
          <table:table-cell table:formula="of:=IF([.B83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70" calcext:value-type="float">
            <text:p>17770</text:p>
          </table:table-cell>
          <table:table-cell table:formula="of:=IF([.B83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13" calcext:value-type="float">
            <text:p>17813</text:p>
          </table:table-cell>
          <table:table-cell table:formula="of:=IF([.B83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56" calcext:value-type="float">
            <text:p>17856</text:p>
          </table:table-cell>
          <table:table-cell table:formula="of:=IF([.B83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899" calcext:value-type="float">
            <text:p>17899</text:p>
          </table:table-cell>
          <table:table-cell table:formula="of:=IF([.B83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42" calcext:value-type="float">
            <text:p>17942</text:p>
          </table:table-cell>
          <table:table-cell table:formula="of:=IF([.B83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7985" calcext:value-type="float">
            <text:p>17985</text:p>
          </table:table-cell>
          <table:table-cell table:formula="of:=IF([.B83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28" calcext:value-type="float">
            <text:p>18028</text:p>
          </table:table-cell>
          <table:table-cell table:formula="of:=IF([.B83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71" calcext:value-type="float">
            <text:p>18071</text:p>
          </table:table-cell>
          <table:table-cell table:formula="of:=IF([.B84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14" calcext:value-type="float">
            <text:p>18114</text:p>
          </table:table-cell>
          <table:table-cell table:formula="of:=IF([.B84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57" calcext:value-type="float">
            <text:p>18157</text:p>
          </table:table-cell>
          <table:table-cell table:formula="of:=IF([.B84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00" calcext:value-type="float">
            <text:p>18200</text:p>
          </table:table-cell>
          <table:table-cell table:formula="of:=IF([.B84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43" calcext:value-type="float">
            <text:p>18243</text:p>
          </table:table-cell>
          <table:table-cell table:formula="of:=IF([.B84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286" calcext:value-type="float">
            <text:p>18286</text:p>
          </table:table-cell>
          <table:table-cell table:formula="of:=IF([.B84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29" calcext:value-type="float">
            <text:p>18329</text:p>
          </table:table-cell>
          <table:table-cell table:formula="of:=IF([.B84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72" calcext:value-type="float">
            <text:p>18372</text:p>
          </table:table-cell>
          <table:table-cell table:formula="of:=IF([.B84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15" calcext:value-type="float">
            <text:p>18415</text:p>
          </table:table-cell>
          <table:table-cell table:formula="of:=IF([.B84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58" calcext:value-type="float">
            <text:p>18458</text:p>
          </table:table-cell>
          <table:table-cell table:formula="of:=IF([.B84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01" calcext:value-type="float">
            <text:p>18501</text:p>
          </table:table-cell>
          <table:table-cell table:formula="of:=IF([.B85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45" calcext:value-type="float">
            <text:p>18545</text:p>
          </table:table-cell>
          <table:table-cell table:formula="of:=IF([.B85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589" calcext:value-type="float">
            <text:p>18589</text:p>
          </table:table-cell>
          <table:table-cell table:formula="of:=IF([.B85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33" calcext:value-type="float">
            <text:p>18633</text:p>
          </table:table-cell>
          <table:table-cell table:formula="of:=IF([.B85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77" calcext:value-type="float">
            <text:p>18677</text:p>
          </table:table-cell>
          <table:table-cell table:formula="of:=IF([.B85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21" calcext:value-type="float">
            <text:p>18721</text:p>
          </table:table-cell>
          <table:table-cell table:formula="of:=IF([.B85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65" calcext:value-type="float">
            <text:p>18765</text:p>
          </table:table-cell>
          <table:table-cell table:formula="of:=IF([.B85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09" calcext:value-type="float">
            <text:p>18809</text:p>
          </table:table-cell>
          <table:table-cell table:formula="of:=IF([.B85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53" calcext:value-type="float">
            <text:p>18853</text:p>
          </table:table-cell>
          <table:table-cell table:formula="of:=IF([.B85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897" calcext:value-type="float">
            <text:p>18897</text:p>
          </table:table-cell>
          <table:table-cell table:formula="of:=IF([.B85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41" calcext:value-type="float">
            <text:p>18941</text:p>
          </table:table-cell>
          <table:table-cell table:formula="of:=IF([.B86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8985" calcext:value-type="float">
            <text:p>18985</text:p>
          </table:table-cell>
          <table:table-cell table:formula="of:=IF([.B86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29" calcext:value-type="float">
            <text:p>19029</text:p>
          </table:table-cell>
          <table:table-cell table:formula="of:=IF([.B86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73" calcext:value-type="float">
            <text:p>19073</text:p>
          </table:table-cell>
          <table:table-cell table:formula="of:=IF([.B86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17" calcext:value-type="float">
            <text:p>19117</text:p>
          </table:table-cell>
          <table:table-cell table:formula="of:=IF([.B86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61" calcext:value-type="float">
            <text:p>19161</text:p>
          </table:table-cell>
          <table:table-cell table:formula="of:=IF([.B86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05" calcext:value-type="float">
            <text:p>19205</text:p>
          </table:table-cell>
          <table:table-cell table:formula="of:=IF([.B86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49" calcext:value-type="float">
            <text:p>19249</text:p>
          </table:table-cell>
          <table:table-cell table:formula="of:=IF([.B86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293" calcext:value-type="float">
            <text:p>19293</text:p>
          </table:table-cell>
          <table:table-cell table:formula="of:=IF([.B86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38" calcext:value-type="float">
            <text:p>19338</text:p>
          </table:table-cell>
          <table:table-cell table:formula="of:=IF([.B86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383" calcext:value-type="float">
            <text:p>19383</text:p>
          </table:table-cell>
          <table:table-cell table:formula="of:=IF([.B87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28" calcext:value-type="float">
            <text:p>19428</text:p>
          </table:table-cell>
          <table:table-cell table:formula="of:=IF([.B87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73" calcext:value-type="float">
            <text:p>19473</text:p>
          </table:table-cell>
          <table:table-cell table:formula="of:=IF([.B87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18" calcext:value-type="float">
            <text:p>19518</text:p>
          </table:table-cell>
          <table:table-cell table:formula="of:=IF([.B87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63" calcext:value-type="float">
            <text:p>19563</text:p>
          </table:table-cell>
          <table:table-cell table:formula="of:=IF([.B87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08" calcext:value-type="float">
            <text:p>19608</text:p>
          </table:table-cell>
          <table:table-cell table:formula="of:=IF([.B87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53" calcext:value-type="float">
            <text:p>19653</text:p>
          </table:table-cell>
          <table:table-cell table:formula="of:=IF([.B87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698" calcext:value-type="float">
            <text:p>19698</text:p>
          </table:table-cell>
          <table:table-cell table:formula="of:=IF([.B87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43" calcext:value-type="float">
            <text:p>19743</text:p>
          </table:table-cell>
          <table:table-cell table:formula="of:=IF([.B87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788" calcext:value-type="float">
            <text:p>19788</text:p>
          </table:table-cell>
          <table:table-cell table:formula="of:=IF([.B87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33" calcext:value-type="float">
            <text:p>19833</text:p>
          </table:table-cell>
          <table:table-cell table:formula="of:=IF([.B88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78" calcext:value-type="float">
            <text:p>19878</text:p>
          </table:table-cell>
          <table:table-cell table:formula="of:=IF([.B88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23" calcext:value-type="float">
            <text:p>19923</text:p>
          </table:table-cell>
          <table:table-cell table:formula="of:=IF([.B88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68" calcext:value-type="float">
            <text:p>19968</text:p>
          </table:table-cell>
          <table:table-cell table:formula="of:=IF([.B88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13" calcext:value-type="float">
            <text:p>20013</text:p>
          </table:table-cell>
          <table:table-cell table:formula="of:=IF([.B88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58" calcext:value-type="float">
            <text:p>20058</text:p>
          </table:table-cell>
          <table:table-cell table:formula="of:=IF([.B88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03" calcext:value-type="float">
            <text:p>20103</text:p>
          </table:table-cell>
          <table:table-cell table:formula="of:=IF([.B88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49" calcext:value-type="float">
            <text:p>20149</text:p>
          </table:table-cell>
          <table:table-cell table:formula="of:=IF([.B88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195" calcext:value-type="float">
            <text:p>20195</text:p>
          </table:table-cell>
          <table:table-cell table:formula="of:=IF([.B88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41" calcext:value-type="float">
            <text:p>20241</text:p>
          </table:table-cell>
          <table:table-cell table:formula="of:=IF([.B88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287" calcext:value-type="float">
            <text:p>20287</text:p>
          </table:table-cell>
          <table:table-cell table:formula="of:=IF([.B89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33" calcext:value-type="float">
            <text:p>20333</text:p>
          </table:table-cell>
          <table:table-cell table:formula="of:=IF([.B89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379" calcext:value-type="float">
            <text:p>20379</text:p>
          </table:table-cell>
          <table:table-cell table:formula="of:=IF([.B89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25" calcext:value-type="float">
            <text:p>20425</text:p>
          </table:table-cell>
          <table:table-cell table:formula="of:=IF([.B89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71" calcext:value-type="float">
            <text:p>20471</text:p>
          </table:table-cell>
          <table:table-cell table:formula="of:=IF([.B89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17" calcext:value-type="float">
            <text:p>20517</text:p>
          </table:table-cell>
          <table:table-cell table:formula="of:=IF([.B89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63" calcext:value-type="float">
            <text:p>20563</text:p>
          </table:table-cell>
          <table:table-cell table:formula="of:=IF([.B89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09" calcext:value-type="float">
            <text:p>20609</text:p>
          </table:table-cell>
          <table:table-cell table:formula="of:=IF([.B89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55" calcext:value-type="float">
            <text:p>20655</text:p>
          </table:table-cell>
          <table:table-cell table:formula="of:=IF([.B89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01" calcext:value-type="float">
            <text:p>20701</text:p>
          </table:table-cell>
          <table:table-cell table:formula="of:=IF([.B89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47" calcext:value-type="float">
            <text:p>20747</text:p>
          </table:table-cell>
          <table:table-cell table:formula="of:=IF([.B90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793" calcext:value-type="float">
            <text:p>20793</text:p>
          </table:table-cell>
          <table:table-cell table:formula="of:=IF([.B90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39" calcext:value-type="float">
            <text:p>20839</text:p>
          </table:table-cell>
          <table:table-cell table:formula="of:=IF([.B90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885" calcext:value-type="float">
            <text:p>20885</text:p>
          </table:table-cell>
          <table:table-cell table:formula="of:=IF([.B90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31" calcext:value-type="float">
            <text:p>20931</text:p>
          </table:table-cell>
          <table:table-cell table:formula="of:=IF([.B90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78" calcext:value-type="float">
            <text:p>20978</text:p>
          </table:table-cell>
          <table:table-cell table:formula="of:=IF([.B90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25" calcext:value-type="float">
            <text:p>21025</text:p>
          </table:table-cell>
          <table:table-cell table:formula="of:=IF([.B90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72" calcext:value-type="float">
            <text:p>21072</text:p>
          </table:table-cell>
          <table:table-cell table:formula="of:=IF([.B90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19" calcext:value-type="float">
            <text:p>21119</text:p>
          </table:table-cell>
          <table:table-cell table:formula="of:=IF([.B90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66" calcext:value-type="float">
            <text:p>21166</text:p>
          </table:table-cell>
          <table:table-cell table:formula="of:=IF([.B90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13" calcext:value-type="float">
            <text:p>21213</text:p>
          </table:table-cell>
          <table:table-cell table:formula="of:=IF([.B91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60" calcext:value-type="float">
            <text:p>21260</text:p>
          </table:table-cell>
          <table:table-cell table:formula="of:=IF([.B91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07" calcext:value-type="float">
            <text:p>21307</text:p>
          </table:table-cell>
          <table:table-cell table:formula="of:=IF([.B91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54" calcext:value-type="float">
            <text:p>21354</text:p>
          </table:table-cell>
          <table:table-cell table:formula="of:=IF([.B91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01" calcext:value-type="float">
            <text:p>21401</text:p>
          </table:table-cell>
          <table:table-cell table:formula="of:=IF([.B91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48" calcext:value-type="float">
            <text:p>21448</text:p>
          </table:table-cell>
          <table:table-cell table:formula="of:=IF([.B91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495" calcext:value-type="float">
            <text:p>21495</text:p>
          </table:table-cell>
          <table:table-cell table:formula="of:=IF([.B91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42" calcext:value-type="float">
            <text:p>21542</text:p>
          </table:table-cell>
          <table:table-cell table:formula="of:=IF([.B91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589" calcext:value-type="float">
            <text:p>21589</text:p>
          </table:table-cell>
          <table:table-cell table:formula="of:=IF([.B91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36" calcext:value-type="float">
            <text:p>21636</text:p>
          </table:table-cell>
          <table:table-cell table:formula="of:=IF([.B91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683" calcext:value-type="float">
            <text:p>21683</text:p>
          </table:table-cell>
          <table:table-cell table:formula="of:=IF([.B92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30" calcext:value-type="float">
            <text:p>21730</text:p>
          </table:table-cell>
          <table:table-cell table:formula="of:=IF([.B92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78" calcext:value-type="float">
            <text:p>21778</text:p>
          </table:table-cell>
          <table:table-cell table:formula="of:=IF([.B92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26" calcext:value-type="float">
            <text:p>21826</text:p>
          </table:table-cell>
          <table:table-cell table:formula="of:=IF([.B92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74" calcext:value-type="float">
            <text:p>21874</text:p>
          </table:table-cell>
          <table:table-cell table:formula="of:=IF([.B92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22" calcext:value-type="float">
            <text:p>21922</text:p>
          </table:table-cell>
          <table:table-cell table:formula="of:=IF([.B92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70" calcext:value-type="float">
            <text:p>21970</text:p>
          </table:table-cell>
          <table:table-cell table:formula="of:=IF([.B92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18" calcext:value-type="float">
            <text:p>22018</text:p>
          </table:table-cell>
          <table:table-cell table:formula="of:=IF([.B92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66" calcext:value-type="float">
            <text:p>22066</text:p>
          </table:table-cell>
          <table:table-cell table:formula="of:=IF([.B92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14" calcext:value-type="float">
            <text:p>22114</text:p>
          </table:table-cell>
          <table:table-cell table:formula="of:=IF([.B92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62" calcext:value-type="float">
            <text:p>22162</text:p>
          </table:table-cell>
          <table:table-cell table:formula="of:=IF([.B93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10" calcext:value-type="float">
            <text:p>22210</text:p>
          </table:table-cell>
          <table:table-cell table:formula="of:=IF([.B93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58" calcext:value-type="float">
            <text:p>22258</text:p>
          </table:table-cell>
          <table:table-cell table:formula="of:=IF([.B93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06" calcext:value-type="float">
            <text:p>22306</text:p>
          </table:table-cell>
          <table:table-cell table:formula="of:=IF([.B93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54" calcext:value-type="float">
            <text:p>22354</text:p>
          </table:table-cell>
          <table:table-cell table:formula="of:=IF([.B93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02" calcext:value-type="float">
            <text:p>22402</text:p>
          </table:table-cell>
          <table:table-cell table:formula="of:=IF([.B93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50" calcext:value-type="float">
            <text:p>22450</text:p>
          </table:table-cell>
          <table:table-cell table:formula="of:=IF([.B93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498" calcext:value-type="float">
            <text:p>22498</text:p>
          </table:table-cell>
          <table:table-cell table:formula="of:=IF([.B93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46" calcext:value-type="float">
            <text:p>22546</text:p>
          </table:table-cell>
          <table:table-cell table:formula="of:=IF([.B93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595" calcext:value-type="float">
            <text:p>22595</text:p>
          </table:table-cell>
          <table:table-cell table:formula="of:=IF([.B93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44" calcext:value-type="float">
            <text:p>22644</text:p>
          </table:table-cell>
          <table:table-cell table:formula="of:=IF([.B94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693" calcext:value-type="float">
            <text:p>22693</text:p>
          </table:table-cell>
          <table:table-cell table:formula="of:=IF([.B94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42" calcext:value-type="float">
            <text:p>22742</text:p>
          </table:table-cell>
          <table:table-cell table:formula="of:=IF([.B94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791" calcext:value-type="float">
            <text:p>22791</text:p>
          </table:table-cell>
          <table:table-cell table:formula="of:=IF([.B94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40" calcext:value-type="float">
            <text:p>22840</text:p>
          </table:table-cell>
          <table:table-cell table:formula="of:=IF([.B94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889" calcext:value-type="float">
            <text:p>22889</text:p>
          </table:table-cell>
          <table:table-cell table:formula="of:=IF([.B94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38" calcext:value-type="float">
            <text:p>22938</text:p>
          </table:table-cell>
          <table:table-cell table:formula="of:=IF([.B94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2987" calcext:value-type="float">
            <text:p>22987</text:p>
          </table:table-cell>
          <table:table-cell table:formula="of:=IF([.B94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36" calcext:value-type="float">
            <text:p>23036</text:p>
          </table:table-cell>
          <table:table-cell table:formula="of:=IF([.B94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085" calcext:value-type="float">
            <text:p>23085</text:p>
          </table:table-cell>
          <table:table-cell table:formula="of:=IF([.B94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34" calcext:value-type="float">
            <text:p>23134</text:p>
          </table:table-cell>
          <table:table-cell table:formula="of:=IF([.B95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183" calcext:value-type="float">
            <text:p>23183</text:p>
          </table:table-cell>
          <table:table-cell table:formula="of:=IF([.B95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32" calcext:value-type="float">
            <text:p>23232</text:p>
          </table:table-cell>
          <table:table-cell table:formula="of:=IF([.B95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281" calcext:value-type="float">
            <text:p>23281</text:p>
          </table:table-cell>
          <table:table-cell table:formula="of:=IF([.B95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30" calcext:value-type="float">
            <text:p>23330</text:p>
          </table:table-cell>
          <table:table-cell table:formula="of:=IF([.B95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379" calcext:value-type="float">
            <text:p>23379</text:p>
          </table:table-cell>
          <table:table-cell table:formula="of:=IF([.B95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28" calcext:value-type="float">
            <text:p>23428</text:p>
          </table:table-cell>
          <table:table-cell table:formula="of:=IF([.B95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77" calcext:value-type="float">
            <text:p>23477</text:p>
          </table:table-cell>
          <table:table-cell table:formula="of:=IF([.B95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26" calcext:value-type="float">
            <text:p>23526</text:p>
          </table:table-cell>
          <table:table-cell table:formula="of:=IF([.B95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75" calcext:value-type="float">
            <text:p>23575</text:p>
          </table:table-cell>
          <table:table-cell table:formula="of:=IF([.B95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25" calcext:value-type="float">
            <text:p>23625</text:p>
          </table:table-cell>
          <table:table-cell table:formula="of:=IF([.B96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75" calcext:value-type="float">
            <text:p>23675</text:p>
          </table:table-cell>
          <table:table-cell table:formula="of:=IF([.B961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25" calcext:value-type="float">
            <text:p>23725</text:p>
          </table:table-cell>
          <table:table-cell table:formula="of:=IF([.B962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75" calcext:value-type="float">
            <text:p>23775</text:p>
          </table:table-cell>
          <table:table-cell table:formula="of:=IF([.B963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25" calcext:value-type="float">
            <text:p>23825</text:p>
          </table:table-cell>
          <table:table-cell table:formula="of:=IF([.B964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75" calcext:value-type="float">
            <text:p>23875</text:p>
          </table:table-cell>
          <table:table-cell table:formula="of:=IF([.B965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25" calcext:value-type="float">
            <text:p>23925</text:p>
          </table:table-cell>
          <table:table-cell table:formula="of:=IF([.B966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75" calcext:value-type="float">
            <text:p>23975</text:p>
          </table:table-cell>
          <table:table-cell table:formula="of:=IF([.B967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25" calcext:value-type="float">
            <text:p>24025</text:p>
          </table:table-cell>
          <table:table-cell table:formula="of:=IF([.B968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75" calcext:value-type="float">
            <text:p>24075</text:p>
          </table:table-cell>
          <table:table-cell table:formula="of:=IF([.B969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45" calcext:value-type="float">
            <text:p>24145</text:p>
          </table:table-cell>
          <table:table-cell table:formula="of:=IF([.B970]&lt;=[.J$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760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26_24.B1:26_24.B1048576">
            <calcext:condition calcext:apply-style-name="Good" calcext:value="&lt;[$26_24.$J$1]" calcext:base-cell-address="26_24.B1"/>
          </calcext:conditional-format>
        </calcext:conditional-formats>
      </table:table>
      <table:named-expressions/>
      <table:database-ranges>
        <table:database-range table:name="__Anonymous_Sheet_DB__0" table:target-range-address="26_24.A1:26_24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4-01-25T16:59:28.088000000</dc:date>
    <meta:editing-duration>PT7M31S</meta:editing-duration>
    <meta:editing-cycles>1</meta:editing-cycles>
    <meta:document-statistic meta:table-count="1" meta:cell-count="2915" meta:object-count="0"/>
  </office:meta>
</office:document-meta>
</file>